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mbria1" svg:font-family="Cambria" style:font-family-generic="roman"/>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in" fo:margin-bottom="0in" loext:contextual-spacing="false" fo:line-height="100%"/>
      <style:text-properties style:font-name="Cambria" fo:font-size="12pt" style:font-name-asian="MS Mincho" style:font-size-asian="12pt" style:font-name-complex="Times New Roman" style:font-size-complex="12pt"/>
    </style:style>
    <style:style style:name="P2" style:family="paragraph" style:parent-style-name="Standard">
      <style:paragraph-properties fo:margin-top="0in" fo:margin-bottom="0in" loext:contextual-spacing="false" fo:line-height="100%"/>
      <style:text-properties style:font-name="Cambria" fo:font-size="12pt" officeooo:rsid="0011eca3" officeooo:paragraph-rsid="0011eca3" style:font-name-asian="MS Mincho" style:font-size-asian="12pt" style:font-name-complex="Times New Roman" style:font-size-complex="12pt"/>
    </style:style>
    <style:style style:name="P3" style:family="paragraph" style:parent-style-name="Standard">
      <style:paragraph-properties fo:margin-top="0in" fo:margin-bottom="0in" loext:contextual-spacing="false" fo:line-height="100%"/>
      <style:text-properties style:font-name="Cambria" fo:font-size="12pt" officeooo:rsid="00131e40" officeooo:paragraph-rsid="00131e40" style:font-name-asian="MS Mincho" style:font-size-asian="12pt" style:font-name-complex="Times New Roman" style:font-size-complex="12pt"/>
    </style:style>
    <style:style style:name="P4" style:family="paragraph" style:parent-style-name="Standard">
      <style:paragraph-properties fo:margin-top="0in" fo:margin-bottom="0in" loext:contextual-spacing="false" fo:line-height="100%"/>
      <style:text-properties style:font-name="Cambria" fo:font-size="12pt" officeooo:rsid="001379d9" style:font-name-asian="MS Mincho" style:font-size-asian="12pt" style:font-name-complex="Times New Roman" style:font-size-complex="12pt"/>
    </style:style>
    <style:style style:name="P5" style:family="paragraph" style:parent-style-name="Standard">
      <style:paragraph-properties fo:margin-top="0in" fo:margin-bottom="0in" loext:contextual-spacing="false" fo:line-height="100%"/>
      <style:text-properties style:font-name="Cambria" fo:font-size="12pt" officeooo:rsid="001379d9" officeooo:paragraph-rsid="001379d9" style:font-name-asian="MS Mincho" style:font-size-asian="12pt" style:font-name-complex="Times New Roman" style:font-size-complex="12pt"/>
    </style:style>
    <style:style style:name="P6" style:family="paragraph" style:parent-style-name="Standard">
      <style:paragraph-properties fo:margin-top="0in" fo:margin-bottom="0in" loext:contextual-spacing="false" fo:line-height="100%"/>
      <style:text-properties style:font-name="Cambria" fo:font-size="12pt" fo:font-weight="bold" officeooo:rsid="0011eca3" officeooo:paragraph-rsid="0011eca3" style:font-name-asian="MS Mincho" style:font-size-asian="12pt" style:font-weight-asian="bold" style:font-name-complex="Times New Roman" style:font-size-complex="12pt" style:font-weight-complex="bold"/>
    </style:style>
    <style:style style:name="P7" style:family="paragraph" style:parent-style-name="Standard">
      <style:paragraph-properties fo:margin-top="0in" fo:margin-bottom="0in" loext:contextual-spacing="false" fo:line-height="100%"/>
      <style:text-properties style:font-name="Cambria" fo:font-size="12pt" fo:font-weight="bold" officeooo:rsid="00131e40" officeooo:paragraph-rsid="00131e40" style:font-name-asian="MS Mincho" style:font-size-asian="12pt" style:font-weight-asian="bold" style:font-name-complex="Times New Roman" style:font-size-complex="12pt" style:font-weight-complex="bold"/>
    </style:style>
    <style:style style:name="P8" style:family="paragraph" style:parent-style-name="Standard">
      <style:paragraph-properties fo:margin-top="0in" fo:margin-bottom="0in" loext:contextual-spacing="false" fo:line-height="100%"/>
      <style:text-properties style:font-name="Cambria" fo:font-size="12pt" fo:font-weight="bold" officeooo:rsid="001379d9" officeooo:paragraph-rsid="001379d9" style:font-name-asian="MS Mincho" style:font-size-asian="12pt" style:font-weight-asian="bold" style:font-name-complex="Times New Roman" style:font-size-complex="12pt" style:font-weight-complex="bold"/>
    </style:style>
    <style:style style:name="P9" style:family="paragraph" style:parent-style-name="Standard">
      <style:paragraph-properties fo:margin-top="0in" fo:margin-bottom="0in" loext:contextual-spacing="false" fo:line-height="100%"/>
    </style:style>
    <style:style style:name="P10" style:family="paragraph" style:parent-style-name="Standard" style:master-page-name="Standard">
      <style:paragraph-properties fo:text-align="center" style:justify-single-word="false" style:page-number="auto"/>
    </style:style>
    <style:style style:name="P11" style:family="paragraph" style:parent-style-name="Standard">
      <style:paragraph-properties fo:margin-top="0in" fo:margin-bottom="0in" loext:contextual-spacing="false" fo:line-height="100%"/>
      <style:text-properties style:font-name="Cambria" fo:font-size="12pt" style:font-name-asian="MS Mincho" style:font-size-asian="12pt" style:font-name-complex="Times New Roman" style:font-size-complex="12pt"/>
    </style:style>
    <style:style style:name="P12" style:family="paragraph" style:parent-style-name="Standard">
      <style:paragraph-properties fo:margin-top="0in" fo:margin-bottom="0in" loext:contextual-spacing="false" fo:line-height="100%"/>
      <style:text-properties style:font-name="Cambria" fo:font-size="12pt" officeooo:paragraph-rsid="0011eca3" style:font-name-asian="MS Mincho" style:font-size-asian="12pt" style:font-name-complex="Times New Roman" style:font-size-complex="12pt"/>
    </style:style>
    <style:style style:name="P13" style:family="paragraph" style:parent-style-name="Standard">
      <style:paragraph-properties fo:margin-top="0in" fo:margin-bottom="0in" loext:contextual-spacing="false" fo:line-height="100%"/>
      <style:text-properties style:font-name="Cambria" fo:font-size="12pt" officeooo:paragraph-rsid="001379d9" style:font-name-asian="MS Mincho" style:font-size-asian="12pt" style:font-name-complex="Times New Roman" style:font-size-complex="12pt"/>
    </style:style>
    <style:style style:name="P14" style:family="paragraph" style:parent-style-name="Standard">
      <style:paragraph-properties fo:margin-top="0in" fo:margin-bottom="0in" loext:contextual-spacing="false" fo:line-height="100%"/>
      <style:text-properties style:font-name="Cambria" fo:font-size="12pt" fo:font-weight="bold" style:font-name-asian="MS Mincho" style:font-size-asian="12pt" style:font-weight-asian="bold" style:font-name-complex="Times New Roman" style:font-size-complex="12pt" style:font-weight-complex="bold"/>
    </style:style>
    <style:style style:name="P15" style:family="paragraph" style:parent-style-name="Standard">
      <style:paragraph-properties fo:margin-top="0in" fo:margin-bottom="0in" loext:contextual-spacing="false" fo:line-height="100%"/>
      <style:text-properties style:font-name="Cambria" fo:font-size="12pt" fo:font-weight="bold" officeooo:rsid="001225f6" officeooo:paragraph-rsid="001225f6" style:font-name-asian="MS Mincho" style:font-size-asian="12pt" style:font-weight-asian="bold" style:font-name-complex="Times New Roman" style:font-size-complex="12pt" style:font-weight-complex="bold"/>
    </style:style>
    <style:style style:name="P16" style:family="paragraph" style:parent-style-name="Standard">
      <style:paragraph-properties fo:margin-top="0in" fo:margin-bottom="0in" loext:contextual-spacing="false" fo:line-height="100%"/>
      <style:text-properties style:font-name="Cambria" fo:font-size="12pt" fo:font-weight="bold" officeooo:rsid="001738fe" officeooo:paragraph-rsid="001738fe" style:font-name-asian="MS Mincho" style:font-size-asian="12pt" style:font-weight-asian="bold" style:font-name-complex="Times New Roman" style:font-size-complex="12pt" style:font-weight-complex="bold"/>
    </style:style>
    <style:style style:name="P17" style:family="paragraph" style:parent-style-name="Standard">
      <style:paragraph-properties fo:margin-top="0in" fo:margin-bottom="0in" loext:contextual-spacing="false" fo:line-height="100%"/>
      <style:text-properties style:font-name="Cambria" fo:font-size="12pt" fo:font-weight="bold" officeooo:rsid="00131e40" officeooo:paragraph-rsid="00176b22" style:font-name-asian="MS Mincho" style:font-size-asian="12pt" style:font-weight-asian="bold" style:font-name-complex="Times New Roman" style:font-size-complex="12pt" style:font-weight-complex="bold"/>
    </style:style>
    <style:style style:name="P18" style:family="paragraph" style:parent-style-name="Standard">
      <style:paragraph-properties fo:margin-top="0in" fo:margin-bottom="0in" loext:contextual-spacing="false" fo:line-height="100%"/>
      <style:text-properties style:font-name="Cambria" fo:font-size="12pt" style:text-underline-style="none" fo:font-weight="bold" officeooo:rsid="0011eca3" officeooo:paragraph-rsid="0011eca3" style:font-name-asian="MS Mincho" style:font-size-asian="12pt" style:font-weight-asian="bold" style:font-name-complex="Times New Roman" style:font-size-complex="12pt" style:font-weight-complex="bold"/>
    </style:style>
    <style:style style:name="P19" style:family="paragraph" style:parent-style-name="Standard">
      <style:paragraph-properties fo:margin-top="0in" fo:margin-bottom="0in" loext:contextual-spacing="false" fo:line-height="100%"/>
      <style:text-properties style:font-name="Cambria" fo:font-size="14pt" fo:font-weight="bold" style:font-name-asian="MS Mincho" style:font-size-asian="14pt" style:font-weight-asian="bold" style:font-name-complex="Times New Roman" style:font-size-complex="14pt"/>
    </style:style>
    <style:style style:name="P20" style:family="paragraph" style:parent-style-name="Standard">
      <style:paragraph-properties fo:margin-top="0in" fo:margin-bottom="0in" loext:contextual-spacing="false" fo:line-height="100%"/>
      <style:text-properties fo:color="#0000ff" style:font-name="Courier New" fo:font-size="12pt" fo:font-weight="bold" style:font-name-asian="MS Mincho" style:font-size-asian="12pt" style:font-weight-asian="bold" style:font-name-complex="Courier New1" style:font-size-complex="12pt" style:font-weight-complex="bold"/>
    </style:style>
    <style:style style:name="P21" style:family="paragraph" style:parent-style-name="Standard">
      <style:paragraph-properties fo:margin-top="0in" fo:margin-bottom="0in" loext:contextual-spacing="false" fo:line-height="100%"/>
      <style:text-properties fo:color="#0000ff" style:font-name="Courier New" fo:font-size="12pt" fo:font-weight="bold" style:font-name-asian="MS Mincho" style:font-size-asian="12pt" style:font-weight-asian="bold" style:font-name-complex="Courier New1" style:font-size-complex="12pt"/>
    </style:style>
    <style:style style:name="P22" style:family="paragraph" style:parent-style-name="Standard">
      <style:paragraph-properties fo:margin-top="0in" fo:margin-bottom="0in" loext:contextual-spacing="false" fo:line-height="100%"/>
    </style:style>
    <style:style style:name="P23" style:family="paragraph" style:parent-style-name="Standard">
      <style:paragraph-properties fo:margin-top="0in" fo:margin-bottom="0in" loext:contextual-spacing="false" fo:line-height="100%"/>
      <style:text-properties officeooo:paragraph-rsid="00176b22"/>
    </style:style>
    <style:style style:name="P24" style:family="paragraph" style:parent-style-name="Standard">
      <style:paragraph-properties fo:margin-top="0in" fo:margin-bottom="0in" loext:contextual-spacing="false" fo:line-height="100%"/>
      <style:text-properties officeooo:rsid="00176b22" officeooo:paragraph-rsid="00176b22"/>
    </style:style>
    <style:style style:name="P25" style:family="paragraph" style:parent-style-name="Standard">
      <style:text-properties officeooo:rsid="00176b22" officeooo:paragraph-rsid="00176b22"/>
    </style:style>
    <style:style style:name="P26" style:family="paragraph" style:parent-style-name="Standard">
      <style:text-properties style:font-name="Cambria1" fo:font-size="13pt" fo:font-weight="bold" officeooo:rsid="00176b22" officeooo:paragraph-rsid="00176b22" style:font-size-asian="11.3500003814697pt" style:font-weight-asian="bold" style:font-size-complex="13pt" style:font-weight-complex="bold"/>
    </style:style>
    <style:style style:name="P27" style:family="paragraph" style:parent-style-name="Standard">
      <style:text-properties style:font-name="Cambria1" fo:font-size="13pt" fo:font-weight="bold" officeooo:rsid="00195c84" officeooo:paragraph-rsid="00195c84" style:font-size-asian="11.3500003814697pt" style:font-weight-asian="bold" style:font-size-complex="13pt" style:font-weight-complex="bold"/>
    </style:style>
    <style:style style:name="T1" style:family="text">
      <style:text-properties style:font-name="Cambria" fo:font-size="16pt" style:font-name-asian="Calibri1" style:font-size-asian="16pt" style:font-name-complex="Times New Roman" style:font-size-complex="16pt"/>
    </style:style>
    <style:style style:name="T2" style:family="text">
      <style:text-properties style:font-name="Cambria" style:font-name-asian="Calibri1" style:font-name-complex="Times New Roman"/>
    </style:style>
    <style:style style:name="T3" style:family="text">
      <style:text-properties style:font-name="Cambria" fo:font-size="20pt" fo:font-weight="bold" style:font-name-asian="Calibri1" style:font-size-asian="20pt" style:font-weight-asian="bold" style:font-name-complex="Times New Roman" style:font-size-complex="20pt"/>
    </style:style>
    <style:style style:name="T4" style:family="text">
      <style:text-properties style:font-name="Cambria" fo:font-size="12pt" style:font-name-asian="MS Mincho" style:font-size-asian="12pt" style:font-name-complex="Times New Roman" style:font-size-complex="12pt"/>
    </style:style>
    <style:style style:name="T5" style:family="text">
      <style:text-properties style:font-name="Cambria" fo:font-size="12pt" fo:font-weight="bold" style:font-name-asian="MS Mincho" style:font-size-asian="12pt" style:font-weight-asian="bold" style:font-name-complex="Times New Roman" style:font-size-complex="12pt" style:font-weight-complex="bold"/>
    </style:style>
    <style:style style:name="T6" style:family="text">
      <style:text-properties style:font-name="Cambria" fo:font-size="12pt" fo:font-style="italic" style:font-name-asian="MS Mincho" style:font-size-asian="12pt" style:font-style-asian="italic" style:font-name-complex="Times New Roman" style:font-size-complex="12pt"/>
    </style:style>
    <style:style style:name="T7" style:family="text">
      <style:text-properties style:font-name="Cambria" fo:font-size="12pt" fo:font-style="italic" style:font-name-asian="MS Mincho" style:font-size-asian="12pt" style:font-style-asian="italic" style:font-name-complex="Times New Roman" style:font-size-complex="12pt" style:font-style-complex="italic"/>
    </style:style>
    <style:style style:name="T8" style:family="text">
      <style:text-properties style:font-name="Cambria" fo:font-size="12pt" style:text-underline-style="solid" style:text-underline-width="auto" style:text-underline-color="font-color" style:font-name-asian="MS Mincho" style:font-size-asian="12pt" style:font-name-complex="Times New Roman" style:font-size-complex="12pt"/>
    </style:style>
    <style:style style:name="T9" style:family="text">
      <style:text-properties style:font-name="Cambria" fo:font-size="14pt" fo:font-weight="bold" style:font-name-asian="MS Mincho" style:font-size-asian="14pt" style:font-weight-asian="bold" style:font-name-complex="Times New Roman" style:font-size-complex="14pt"/>
    </style:style>
    <style:style style:name="T10" style:family="text">
      <style:text-properties style:font-name="Cambria" fo:font-size="14pt" fo:font-weight="bold" officeooo:rsid="00176b22" style:font-name-asian="MS Mincho" style:font-size-asian="14pt" style:font-weight-asian="bold" style:font-name-complex="Times New Roman" style:font-size-complex="14pt"/>
    </style:style>
    <style:style style:name="T11" style:family="text">
      <style:text-properties fo:color="#0000ff" style:font-name="Courier New" fo:font-size="12pt" fo:font-weight="bold" style:font-name-asian="MS Mincho" style:font-size-asian="12pt" style:font-weight-asian="bold" style:font-name-complex="Courier New1" style:font-size-complex="12pt" style:font-weight-complex="bold"/>
    </style:style>
    <style:style style:name="T12" style:family="text">
      <style:text-properties fo:color="#0000ff" style:font-name="Cambria" fo:font-size="12pt" fo:font-style="italic" style:font-name-asian="MS Mincho" style:font-size-asian="12pt" style:font-style-asian="italic" style:font-name-complex="Times New Roman" style:font-size-complex="12pt" style:font-style-complex="italic"/>
    </style:style>
    <style:style style:name="T13" style:family="text">
      <style:text-properties style:text-position="sub 58%" style:font-name="Cambria" fo:font-size="12pt" style:font-name-asian="MS Mincho" style:font-size-asian="12pt" style:font-name-complex="Times New Roman" style:font-size-complex="12pt"/>
    </style:style>
    <style:style style:name="T14" style:family="text">
      <style:text-properties style:text-underline-style="solid" style:text-underline-width="auto" style:text-underline-color="font-color"/>
    </style:style>
    <style:style style:name="T15" style:family="text">
      <style:text-properties style:text-underline-style="none"/>
    </style:style>
    <style:style style:name="T16" style:family="text">
      <style:text-properties officeooo:rsid="00176b22"/>
    </style:style>
    <style:style style:name="T17" style:family="text">
      <style:text-properties officeooo:rsid="00195c8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Math 338</text:span><text:span text:style-name="T2"><text:tab/> <text:s text:c="13"/><text:tab/></text:span><text:span text:style-name="T3"> <text:s text:c="7"/>Lab Assignment #19 <text:s text:c="2"/></text:span><text:span text:style-name="T1"><text:s text:c="5"/><text:tab/><text:tab/>Fall 2019</text:span></text:p>
      <text:p text:style-name="P1"/>
      <text:p text:style-name="P1">In this lab we will explore the difference between paired and two independent samples t-procedures. </text:p>
      <text:p text:style-name="P1"/>
      <text:p text:style-name="P14">Note: this lab is long. To compensate, Lab 20 will be shorter and both labs will be due at the same time.</text:p>
      <text:p text:style-name="P1"/>
      <text:p text:style-name="P1">Researchers were interested in “proving” statistically that the pockets in women’s jeans are a sham. For each brand, researchers recorded the measurements of the front and back pocket in 20 pairs of straight or boot-cut women’s jeans and the same measurements for an equivalent-style pair of men’s jeans from the same brand at the same store.</text:p>
      <text:p text:style-name="P1"/>
      <text:p text:style-name="P1">Assume that these 20 brands constitute a random sample of all brands of jeans that offer both men’s and women’s jeans (and that there are way more than 20 brands, making this a sample from a very large population).</text:p>
      <text:p text:style-name="P1"/>
      <text:p text:style-name="P9"><text:span text:style-name="T9">Question #1 </text:span><text:span text:style-name="T4">Given the above description, which type of t-test (one sample, matched pairs or two independent samples) is most appropriate? Why?</text:span></text:p>
      <text:p text:style-name="P1"/>
      <text:p text:style-name="P6">It would be most appropriate to use a matched pair design because you have two objects coming from a given source. In this case it is the men and women’s jeans from each retailer.</text:p>
      <text:p text:style-name="P2"/>
      <text:p text:style-name="P1">This lab requires two datasets found on Titanium, straight_jeans and straight_jeans2. These two datasets contain the same information but recorded in two different ways. Import both files to R Studio.</text:p>
      <text:p text:style-name="P1"/>
      <text:p text:style-name="P9"><text:span text:style-name="T9">Question #2 </text:span><text:span text:style-name="T4">What is an observational unit in the straight_jeans dataset (that is, what does one row in the dataset represent)? What is an observational unit in the straight_jeans2 dataset?</text:span></text:p>
      <text:p text:style-name="P1"/>
      <text:p text:style-name="P6">For the dataset for <text:span text:style-name="T14">straight_jeans</text:span><text:span text:style-name="T15">, each observational unit was either a numerical or categorical variable. This meant what kind of jeans we were taking notes on, and if they were for men or women.</text:span></text:p>
      <text:p text:style-name="P18"/>
      <text:p text:style-name="P6"><text:span text:style-name="T15">For the dataset for </text:span><text:span text:style-name="T14">straight_jeans2</text:span><text:span text:style-name="T15">, we see numerical variables. These are descriptive qualities of the jeans being observed and are purely measurements.</text:span></text:p>
      <text:p text:style-name="P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For this lab, we will focus on the width of the back pocket. The variable maxWidthBack represents the width (in cm) of a back pocket at the opening and the variable minWidthBack represents the width (in cm) of the same pocket at the point before it starts to taper.</text:p>
      <text:p text:style-name="P1"/>
      <text:p text:style-name="P1">In this part of the lab, we are going to learn code to “facet” histograms. What this means is to produce a single figure with multiple histograms, where each histogram represents the distribution of the same variable at a different level of a factor variable.</text:p>
      <text:p text:style-name="P1"/>
      <text:p text:style-name="P20">&gt; library(ggplot2)</text:p>
      <text:p text:style-name="P20">&gt; ggplot(straight_jeans, aes(x = maxWidthBack)) + </text:p>
      <text:p text:style-name="P20">+ <text:s/>geom_histogram(binwidth = 0.5, center = 12.25) + </text:p>
      <text:p text:style-name="P20">+ <text:s text:c="2"/>facet_grid(menWomen ~ .) + labs(#finish this here)</text:p>
      <text:p text:style-name="P1"/>
      <text:p text:style-name="P9"><text:span text:style-name="T9">Question #3 </text:span><text:span text:style-name="T4">Paste below your figure (two total histograms). What differences do you notice between men’s and women’s jeans based on the variable </text:span><text:span text:style-name="T7">maxWidthBack</text:span><text:span text:style-name="T4">? </text:span></text:p>
      <text:p text:style-name="P1"/>
      <text:p text:style-name="P15">Men seem to be more normally distributed and women seem to be more skewed left.</text:p>
      <text:p text:style-name="P15">Please see first attached graph after the lab questions.</text:p>
      <text:p text:style-name="P1"/>
      <text:p text:style-name="P9"><text:span text:style-name="T4">Now, copy and edit the code to produce the same set of histograms for the variable </text:span><text:span text:style-name="T12">minWidthBack</text:span><text:span text:style-name="T4">.</text:span></text:p>
      <text:p text:style-name="P1"/>
      <text:p text:style-name="P9"><text:span text:style-name="T9">Question #4 </text:span><text:span text:style-name="T4">Paste below your figure (two total histograms). What differences do you notice between men’s and women’s jeans based on the variable </text:span><text:span text:style-name="T7">minWidthBack</text:span><text:span text:style-name="T4">?</text:span></text:p>
      <text:p text:style-name="P1"/>
      <text:p text:style-name="P7">There does not seem to be much variability when it comes how wide women’s jeans are. The data is clustered in the middle whereas for men it looks more flush and uniform. Please see second graph after lab questions.</text:p>
      <text:p text:style-name="P3"/>
      <text:p text:style-name="P9"><text:span text:style-name="T4">Next, we are going to perform a two-sample </text:span><text:span text:style-name="T6">t</text:span><text:span text:style-name="T4"> hypothesis test (with significance level 0.05). Although the researchers want to prove that the pockets in women’s jeans are a sham, we’ll pretend like we don’t know beforehand which gender should have narrower pockets and use a two-sided test instead (H</text:span><text:span text:style-name="T13">a</text:span><text:span text:style-name="T4">: μ</text:span><text:span text:style-name="T13">women</text:span><text:span text:style-name="T4"> – μ</text:span><text:span text:style-name="T13">men</text:span><text:span text:style-name="T4"> ≠ 0 or H</text:span><text:span text:style-name="T13">a</text:span><text:span text:style-name="T4">: μ</text:span><text:span text:style-name="T13">men</text:span><text:span text:style-name="T4"> – μ</text:span><text:span text:style-name="T13">women</text:span><text:span text:style-name="T4"> ≠ 0).</text:span></text:p>
      <text:p text:style-name="P1"/>
      <text:p text:style-name="P9"><text:span text:style-name="T4">The code for this test uses an argument known as a </text:span><text:span text:style-name="T8">formula</text:span><text:span text:style-name="T4">, which we saw earlier in the lab when faceting. When used as the argument to a model or hypothesis test function, the </text:span><text:span text:style-name="T7">left hand side</text:span><text:span text:style-name="T4"> of the formula represents the </text:span><text:span text:style-name="T8">response</text:span><text:span text:style-name="T4"> variable and the </text:span><text:span text:style-name="T7">right hand side</text:span><text:span text:style-name="T4"> represents the explanatory variable(s). Thus we perform the t-test:</text:span></text:p>
      <text:p text:style-name="P1"/>
      <text:p text:style-name="P20">&gt; t.test(maxWidthBack ~ menWomen, data = straight_jeans)</text:p>
      <text:p text:style-name="P1"/>
      <text:p text:style-name="P19"/>
      <text:p text:style-name="P19"/>
      <text:p text:style-name="P19"/>
      <text:p text:style-name="P19"/>
      <text:p text:style-name="P19"/>
      <text:p text:style-name="P19"/>
      <text:p text:style-name="P19"/>
      <text:p text:style-name="P19"/>
      <text:p text:style-name="P19"><text:soft-page-break/></text:p>
      <text:p text:style-name="P19"/>
      <text:p text:style-name="P9"><text:span text:style-name="T9">Question #5 </text:span><text:span text:style-name="T4">Paste below the output for the test for </text:span><text:span text:style-name="T7">maxWidthBack</text:span><text:span text:style-name="T4">. Report and interpret the t-statistic and p-value for this test.</text:span></text:p>
      <text:p text:style-name="P1"/>
      <text:p text:style-name="P3"><text:tab/>Welch Two Sample t-test</text:p>
      <text:p text:style-name="P3"/>
      <text:p text:style-name="P3">data: <text:s/>maxWidthBack by menWomen</text:p>
      <text:p text:style-name="P3">t = 1.3522, df = 37.272, p-value = 0.1845</text:p>
      <text:p text:style-name="P3">alternative hypothesis: true difference in means is not equal to 0</text:p>
      <text:p text:style-name="P3">95 percent confidence interval:</text:p>
      <text:p text:style-name="P3"><text:s/>-0.1793123 <text:s/>0.8993123</text:p>
      <text:p text:style-name="P3">sample estimates:</text:p>
      <text:p text:style-name="P3"><text:s text:c="2"/>mean in group men mean in group women </text:p>
      <text:p text:style-name="P3"><text:s text:c="13"/>13.845 <text:s text:c="13"/>13.485 </text:p>
      <text:p text:style-name="P3"/>
      <text:p text:style-name="P7">Given our p-value is 0.1845 and is greater than the significance level of 0.05, we fail to reject the null hypothesis. In this case it is that women’s jeans are a sham. Going forward, we can still make that assumption. For our t-statistic we had a value of 1.3522.</text:p>
      <text:p text:style-name="P1"/>
      <text:p text:style-name="P9"><text:span text:style-name="T4">Copy and edit the code to perform a two-sample t-test for </text:span><text:span text:style-name="T7">minWidthBack</text:span><text:span text:style-name="T4">.</text:span></text:p>
      <text:p text:style-name="P1"/>
      <text:p text:style-name="P9"><text:span text:style-name="T9">Question #6 </text:span><text:span text:style-name="T4">Paste below the output for the test for </text:span><text:span text:style-name="T7">minWidthBack</text:span><text:span text:style-name="T4">. Report and interpret the t-statistic p-value for this test.</text:span></text:p>
      <text:p text:style-name="P4"/>
      <text:p text:style-name="P5"><text:tab/>Welch Two Sample t-test</text:p>
      <text:p text:style-name="P5"/>
      <text:p text:style-name="P5">data: <text:s/>minWidthBack by menWomen</text:p>
      <text:p text:style-name="P5">t = 1.9244, df = 37.999, p-value = 0.06181</text:p>
      <text:p text:style-name="P5">alternative hypothesis: true difference in means is not equal to 0</text:p>
      <text:p text:style-name="P5">95 percent confidence interval:</text:p>
      <text:p text:style-name="P5"><text:s/>-0.02857202 <text:s/>1.12857202</text:p>
      <text:p text:style-name="P5">sample estimates:</text:p>
      <text:p text:style-name="P5"><text:s text:c="2"/>mean in group men mean in group women </text:p>
      <text:p text:style-name="P5"><text:s text:c="13"/>12.345 <text:s text:c="13"/>11.795 </text:p>
      <text:p text:style-name="P5"/>
      <text:p text:style-name="P5"/>
      <text:p text:style-name="P8">Given that our p-value is 0.06181, we can again fail to reject the null hypothesis. For our t-statistic it is a value of 1.9244.</text:p>
      <text:p text:style-name="P1"/>
      <text:p text:style-name="P1"/>
      <text:p text:style-name="P1"/>
      <text:p text:style-name="P1"/>
      <text:p text:style-name="P1"/>
      <text:p text:style-name="P1"/>
      <text:p text:style-name="P1"/>
      <text:p text:style-name="P1"/>
      <text:p text:style-name="P13"/>
      <text:p text:style-name="P13"/>
      <text:p text:style-name="P13"/>
      <text:p text:style-name="P13"><text:soft-page-break/></text:p>
      <text:p text:style-name="P13"/>
      <text:p text:style-name="P13"/>
      <text:p text:style-name="P13"/>
      <text:p text:style-name="P13">Now let’s look at what happens if we use matched pairs t-procedures instead. The straight_jeans2 dataset </text:p>
      <text:p text:style-name="P13">provides data in a format that will be easier to work with in the matched pairs framework.</text:p>
      <text:p text:style-name="P1"/>
      <text:p text:style-name="P1">First, we are going to create two new variables representing the paired differences.</text:p>
      <text:p text:style-name="P1"/>
      <text:p text:style-name="P21">&gt; library(dplyr)</text:p>
      <text:p text:style-name="P21">&gt; jeans_diff &lt;- straight_jeans2 %&gt;% mutate(maxWidthBackDiff = maxWidthBackMens – maxWidthBackWomens, minWidthBackDiff = minWidthBackMens – minWidthBackWomens)# note: difference is mens - womens</text:p>
      <text:p text:style-name="P1"/>
      <text:p text:style-name="P1">Now create a histogram of each new variable.</text:p>
      <text:p text:style-name="P1"/>
      <text:p text:style-name="P20">&gt; library(ggplot2)</text:p>
      <text:p text:style-name="P20">&gt; ggplot(jeans_diff, aes(x = maxWidthBackDiff)) + </text:p>
      <text:p text:style-name="P20">+ <text:s/>geom_histogram(binwidth = 0.5, center = 0.25) + </text:p>
      <text:p text:style-name="P20">+ labs(#finish this here)</text:p>
      <text:p text:style-name="P1"/>
      <text:p text:style-name="P1"/>
      <text:p text:style-name="P9"><text:span text:style-name="T9">Question #7 </text:span><text:span text:style-name="T4">Paste below your histogram for </text:span><text:span text:style-name="T7">maxWidthBackDiff</text:span><text:span text:style-name="T4">. After matching for brand, does one gender appear to have wider pockets based on the maximum width?</text:span></text:p>
      <text:p text:style-name="P1"/>
      <text:p text:style-name="P16">Please see the third page after the lab questions and responses.</text:p>
      <text:p text:style-name="P16">It appears that men have wider pockets than women do.</text:p>
      <text:p text:style-name="P16"/>
      <text:p text:style-name="P9"><text:span text:style-name="T9">Question #8 </text:span><text:span text:style-name="T4">Paste below your histogram for </text:span><text:span text:style-name="T7">minWidthBackDiff</text:span><text:span text:style-name="T4">. After matching for brand, does one gender appear to have wider pockets based on the minimum width?</text:span></text:p>
      <text:p text:style-name="P9"><text:span text:style-name="T4"/></text:p>
      <text:p text:style-name="P16">Please see the fourth page after the lab questions and responses.</text:p>
      <text:p text:style-name="P16">Men will have <text:span text:style-name="T16">wider pockets because there are more positive values.</text:span></text:p>
      <text:p text:style-name="P16"/>
      <text:p text:style-name="P1">Now let’s do the actual hypothesis test in the matched pairs framework. </text:p>
      <text:p text:style-name="P1"/>
      <text:p text:style-name="P9"><text:span text:style-name="T11">&gt; t.test(jeans_diff$maxWidthBackDiff</text:span><text:bookmark text:name="_GoBack"/><text:span text:style-name="T11">)</text:span></text:p>
      <text:p text:style-name="P1"/>
      <text:p text:style-name="P1"/>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oft-page-break/><text:span text:style-name="T9">Question #9 </text:span><text:span text:style-name="T4">Paste below the output of this test. Report and interpret the t-statistic and p-value for this test.</text:span></text:p>
      <text:p text:style-name="P1"/>
      <text:p text:style-name="P9"><text:span text:style-name="T4"/></text:p>
      <text:p text:style-name="P24"><text:span text:style-name="T4"><text:tab/>One Sample t-test</text:span></text:p>
      <text:p text:style-name="P24"><text:span text:style-name="T4"/></text:p>
      <text:p text:style-name="P24"><text:span text:style-name="T4">data: <text:s/>jeans_diff$maxWidthBackDiff</text:span></text:p>
      <text:p text:style-name="P24"><text:span text:style-name="T4">t = 1.2936, df = 19, p-value = 0.2113</text:span></text:p>
      <text:p text:style-name="P24"><text:span text:style-name="T4">alternative hypothesis: true mean is not equal to 0</text:span></text:p>
      <text:p text:style-name="P24"><text:span text:style-name="T4">95 percent confidence interval:</text:span></text:p>
      <text:p text:style-name="P24"><text:span text:style-name="T4"><text:s/>-0.2224556 <text:s/>0.9424556</text:span></text:p>
      <text:p text:style-name="P24"><text:span text:style-name="T4">sample estimates:</text:span></text:p>
      <text:p text:style-name="P24"><text:span text:style-name="T4">mean of x </text:span></text:p>
      <text:p text:style-name="P24"><text:span text:style-name="T4"><text:s text:c="5"/>0.36 </text:span></text:p>
      <text:p text:style-name="P24"><text:span text:style-name="T4"/></text:p>
      <text:p text:style-name="P17"><text:span text:style-name="T4">Given our p-value is 0.</text:span><text:span text:style-name="T16">2113</text:span><text:span text:style-name="T4"> and is greater than the significance level of 0.05, we fail to reject the null hypothesis. I</text:span><text:span text:style-name="T16">n this case, this means that men’s pocket sizes are larger</text:span><text:span text:style-name="T4">. For our t-statistic we had a value of 1.3522.</text:span></text:p>
      <text:p text:style-name="P9"><text:span text:style-name="T4"/></text:p>
      <text:p text:style-name="P9"><text:span text:style-name="T4">Copy and edit the code to do a paired t-test involving the minimum back pocket width (</text:span><text:span text:style-name="T12">minWidthBackDiff</text:span><text:span text:style-name="T4">).</text:span></text:p>
      <text:p text:style-name="Standard"/>
      <text:p text:style-name="P9"><text:span text:style-name="T9">Question #10 </text:span><text:span text:style-name="T4">Paste below the output of this test. Report and interpret the t-statistic and p-value for this test.</text:span></text:p>
      <text:p text:style-name="P25"><text:tab/>One Sample t-test</text:p>
      <text:p text:style-name="P25"/>
      <text:p text:style-name="P25">data: <text:s/>jeans_diff$minWidthBackDiff</text:p>
      <text:p text:style-name="P25">t = 2.415, df = 19, p-value = 0.02598</text:p>
      <text:p text:style-name="P25">alternative hypothesis: true mean is not equal to 0</text:p>
      <text:p text:style-name="P25">95 percent confidence interval:</text:p>
      <text:p text:style-name="P25"><text:s/>0.07332131 1.02667869</text:p>
      <text:p text:style-name="P25">sample estimates:</text:p>
      <text:p text:style-name="P25">mean of x </text:p>
      <text:p text:style-name="P25"><text:s text:c="5"/>0.55 </text:p>
      <text:p text:style-name="P25"/>
      <text:p text:style-name="P26">Given our p-value is 0.02598 <text:span text:style-name="T17">and is less than the significance level of 0.05, we reject the null hypothesis. In this case, this means the women’s pocket sizes are inherently smaller than men’s pocket sizes. For our t-statistic, we had a value of 2.415.</text:span></text:p>
      <text:p text:style-name="P9"><text:span text:style-name="T9"/></text:p>
      <text:p text:style-name="P9"><text:span text:style-name="T9"/></text:p>
      <text:p text:style-name="P9"><text:span text:style-name="T9"/></text:p>
      <text:p text:style-name="P9"><text:span text:style-name="T9"/></text:p>
      <text:p text:style-name="P9"><text:soft-page-break/><text:span text:style-name="T9"/></text:p>
      <text:p text:style-name="P9"><text:span text:style-name="T9">Question #11 </text:span><text:span text:style-name="T4">Compare your answer to </text:span><text:span text:style-name="T5">Question #9</text:span><text:span text:style-name="T4"> with your answer to </text:span><text:span text:style-name="T5">Question #5</text:span><text:span text:style-name="T4"> and your answer to </text:span><text:span text:style-name="T5">Question #10</text:span><text:span text:style-name="T4"> with your answer to </text:span><text:span text:style-name="T5">Question #6</text:span><text:span text:style-name="T4">. Did the values of the t-statistics change when we switched frameworks? What about the p-values?</text:span></text:p>
      <text:p text:style-name="Standard"/>
      <text:p text:style-name="P27">The values did slightly change but not mu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mbria1" svg:font-family="Cambria" style:font-family-generic="roman"/>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wight</meta:initial-creator>
    <meta:editing-cycles>5</meta:editing-cycles>
    <meta:creation-date>2019-10-22T00:03:00</meta:creation-date>
    <dc:date>2019-11-07T13:24:46.341217106</dc:date>
    <meta:editing-duration>PT1H58M20S</meta:editing-duration>
    <meta:generator>LibreOffice/5.1.6.2$Linux_X86_64 LibreOffice_project/10m0$Build-2</meta:generator>
    <meta:document-statistic meta:table-count="0" meta:image-count="0" meta:object-count="0" meta:page-count="6" meta:paragraph-count="92" meta:word-count="1361" meta:character-count="8328" meta:non-whitespace-character-count="692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